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1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setuptime</text:p>
          </table:table-cell>
          <table:table-cell office:value-type="string">
            <text:p>komunikacja</text:p>
          </table:table-cell>
          <table:table-cell office:value-type="string">
            <text:p>beta</text:p>
          </table:table-cell>
          <table:table-cell office:value-type="string">
            <text:p>proc</text:p>
          </table:table-cell>
          <table:table-cell table:number-columns-repeated="2"/>
          <table:table-cell office:value-type="string">
            <text:p>start komunikacji</text:p>
          </table:table-cell>
          <table:table-cell office:value-type="string">
            <text:p>koniec komunikacji</text:p>
          </table:table-cell>
          <table:table-cell office:value-type="string">
            <text:p>Koniec 2. komunikacji</text:p>
          </table:table-cell>
          <table:table-cell office:value-type="string">
            <text:p>koniec obliczeń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6"/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0.4">
            <text:p>10,4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l1</text:p>
          </table:table-cell>
          <table:table-cell office:value-type="float" office:value="4375">
            <text:p>4375</text:p>
          </table:table-cell>
          <table:table-cell office:value-type="float" office:value="1">
            <text:p>1</text:p>
          </table:table-cell>
          <table:table-cell table:formula="oooc:=[.H3]" office:value-type="float" office:value="0">
            <text:p>0</text:p>
          </table:table-cell>
          <table:table-cell table:formula="oooc:=[.G4]+[.A4]+[.B4]*[.C8]" office:value-type="float" office:value="10046.6">
            <text:p>10046,6</text:p>
          </table:table-cell>
          <table:table-cell table:formula="oooc:=[.G4]+[.A4]+[.B4]*[.C5]" office:value-type="float" office:value="9861.7">
            <text:p>9861,7</text:p>
          </table:table-cell>
          <table:table-cell table:formula="oooc:=[.G4]+[.A10]*[.E4]" office:value-type="float" office:value="28875">
            <text:p>28875</text:p>
          </table:table-cell>
        </table:table-row>
        <table:table-row table:style-name="ro2">
          <table:table-cell office:value-type="float" office:value="10.94">
            <text:p>10,94</text:p>
          </table:table-cell>
          <table:table-cell office:value-type="float" office:value="2.25">
            <text:p>2,25</text:p>
          </table:table-cell>
          <table:table-cell table:formula="oooc:=SUM([.E5:.E7])" office:value-type="float" office:value="2291">
            <text:p>2291</text:p>
          </table:table-cell>
          <table:table-cell office:value-type="string">
            <text:p>l2</text:p>
          </table:table-cell>
          <table:table-cell office:value-type="float" office:value="1441">
            <text:p>1441</text:p>
          </table:table-cell>
          <table:table-cell office:value-type="float" office:value="2">
            <text:p>2</text:p>
          </table:table-cell>
          <table:table-cell table:formula="oooc:=[.I4]" office:value-type="float" office:value="9861.7">
            <text:p>9861,7</text:p>
          </table:table-cell>
          <table:table-cell table:formula="oooc:=[.G5]+[.A4]+[.B4]*[.C6]" office:value-type="float" office:value="13527.1">
            <text:p>13527,1</text:p>
          </table:table-cell>
          <table:table-cell table:formula="oooc:=[.H5]" office:value-type="float" office:value="13527.1">
            <text:p>13527,1</text:p>
          </table:table-cell>
          <table:table-cell table:formula="oooc:=[.G5]+[.A10]*[.E5]*2" office:value-type="float" office:value="28882.9">
            <text:p>28882,9</text:p>
          </table:table-cell>
        </table:table-row>
        <table:table-row table:style-name="ro2">
          <table:table-cell table:number-columns-repeated="2"/>
          <table:table-cell table:formula="oooc:=SUM([.E6:.E7])" office:value-type="float" office:value="850">
            <text:p>850</text:p>
          </table:table-cell>
          <table:table-cell office:value-type="string">
            <text:p>l3</text:p>
          </table:table-cell>
          <table:table-cell office:value-type="float" office:value="581">
            <text:p>581</text:p>
          </table:table-cell>
          <table:table-cell office:value-type="float" office:value="3">
            <text:p>3</text:p>
          </table:table-cell>
          <table:table-cell table:formula="oooc:=[.H5]" office:value-type="float" office:value="13527.1">
            <text:p>13527,1</text:p>
          </table:table-cell>
          <table:table-cell table:formula="oooc:=[.G6]+[.A4]+[.B5]*[.C7]" office:value-type="float" office:value="14142.75">
            <text:p>14142,75</text:p>
          </table:table-cell>
          <table:table-cell table:formula="oooc:=[.H6]" office:value-type="float" office:value="14142.75">
            <text:p>14142,75</text:p>
          </table:table-cell>
          <table:table-cell table:formula="oooc:=[.G6]+[.A10]*[.E6]*4" office:value-type="float" office:value="28865.5">
            <text:p>28865,5</text:p>
          </table:table-cell>
        </table:table-row>
        <table:table-row table:style-name="ro2">
          <table:table-cell table:number-columns-repeated="2"/>
          <table:table-cell table:formula="oooc:=SUM([.E7])" office:value-type="float" office:value="269">
            <text:p>269</text:p>
          </table:table-cell>
          <table:table-cell office:value-type="string">
            <text:p>l4</text:p>
          </table:table-cell>
          <table:table-cell office:value-type="float" office:value="269">
            <text:p>269</text:p>
          </table:table-cell>
          <table:table-cell office:value-type="float" office:value="4">
            <text:p>4</text:p>
          </table:table-cell>
          <table:table-cell table:formula="oooc:=[.H6]" office:value-type="float" office:value="14142.75">
            <text:p>14142,75</text:p>
          </table:table-cell>
          <table:table-cell table:formula="oooc:=[.G7]" office:value-type="float" office:value="14142.75">
            <text:p>14142,75</text:p>
          </table:table-cell>
          <table:table-cell table:formula="oooc:=[.H7]" office:value-type="float" office:value="14142.75">
            <text:p>14142,75</text:p>
          </table:table-cell>
          <table:table-cell table:formula="oooc:=[.G7]+[.A11]*[.E7]*8" office:value-type="float" office:value="28840.91">
            <text:p>28840,91</text:p>
          </table:table-cell>
        </table:table-row>
        <table:table-row table:style-name="ro2">
          <table:table-cell table:number-columns-repeated="2"/>
          <table:table-cell table:formula="oooc:=SUM([.E8:.E10])" office:value-type="float" office:value="2334">
            <text:p>2334</text:p>
          </table:table-cell>
          <table:table-cell office:value-type="string">
            <text:p>l5</text:p>
          </table:table-cell>
          <table:table-cell office:value-type="float" office:value="1426">
            <text:p>1426</text:p>
          </table:table-cell>
          <table:table-cell office:value-type="float" office:value="5">
            <text:p>5</text:p>
          </table:table-cell>
          <table:table-cell table:formula="oooc:=[.H4]" office:value-type="float" office:value="10046.6">
            <text:p>10046,6</text:p>
          </table:table-cell>
          <table:table-cell table:formula="oooc:=[.G8]+[.A4]+[.B5]*[.C9]" office:value-type="float" office:value="12100">
            <text:p>12100</text:p>
          </table:table-cell>
          <table:table-cell table:formula="oooc:=[.H8]" office:value-type="float" office:value="12100">
            <text:p>12100</text:p>
          </table:table-cell>
          <table:table-cell table:formula="oooc:=[.G8]+[.A10]*[.E8]*2" office:value-type="float" office:value="28869.8">
            <text:p>28869,8</text:p>
          </table:table-cell>
        </table:table-row>
        <table:table-row table:style-name="ro2">
          <table:table-cell office:value-type="string">
            <text:p>obliczenia</text:p>
          </table:table-cell>
          <table:table-cell/>
          <table:table-cell table:formula="oooc:=SUM([.E9:.E10])" office:value-type="float" office:value="908">
            <text:p>908</text:p>
          </table:table-cell>
          <table:table-cell office:value-type="string">
            <text:p>l6</text:p>
          </table:table-cell>
          <table:table-cell office:value-type="float" office:value="614">
            <text:p>614</text:p>
          </table:table-cell>
          <table:table-cell office:value-type="float" office:value="6">
            <text:p>6</text:p>
          </table:table-cell>
          <table:table-cell table:formula="oooc:=[.H8]" office:value-type="float" office:value="12100">
            <text:p>12100</text:p>
          </table:table-cell>
          <table:table-cell table:formula="oooc:=[.G9]+[.A5]+[.B5]*[.C10]" office:value-type="float" office:value="12772.44">
            <text:p>12772,44</text:p>
          </table:table-cell>
          <table:table-cell table:formula="oooc:=[.H9]" office:value-type="float" office:value="12772.44">
            <text:p>12772,44</text:p>
          </table:table-cell>
          <table:table-cell table:formula="oooc:=[.G9]+[.E9]*[.A11]*4" office:value-type="float" office:value="28874.48">
            <text:p>28874,48</text:p>
          </table:table-cell>
        </table:table-row>
        <table:table-row table:style-name="ro2">
          <table:table-cell office:value-type="float" office:value="6.6">
            <text:p>6,6</text:p>
          </table:table-cell>
          <table:table-cell/>
          <table:table-cell table:formula="oooc:=[.E10]" office:value-type="float" office:value="294">
            <text:p>294</text:p>
          </table:table-cell>
          <table:table-cell office:value-type="string">
            <text:p>l7</text:p>
          </table:table-cell>
          <table:table-cell office:value-type="float" office:value="294">
            <text:p>294</text:p>
          </table:table-cell>
          <table:table-cell office:value-type="float" office:value="7">
            <text:p>7</text:p>
          </table:table-cell>
          <table:table-cell table:formula="oooc:=[.H9]" office:value-type="float" office:value="12772.44">
            <text:p>12772,44</text:p>
          </table:table-cell>
          <table:table-cell table:formula="oooc:=[.G10]" office:value-type="float" office:value="12772.44">
            <text:p>12772,44</text:p>
          </table:table-cell>
          <table:table-cell table:formula="oooc:=[.H10]" office:value-type="float" office:value="12772.44">
            <text:p>12772,44</text:p>
          </table:table-cell>
          <table:table-cell table:formula="oooc:=[.G10]+[.E10]*[.A11]*8" office:value-type="float" office:value="28836.6">
            <text:p>28836,6</text:p>
          </table:table-cell>
        </table:table-row>
        <table:table-row table:style-name="ro2">
          <table:table-cell office:value-type="float" office:value="6.83">
            <text:p>6,83</text:p>
          </table:table-cell>
          <table:table-cell table:number-columns-repeated="9"/>
        </table:table-row>
        <table:table-row table:style-name="ro2" table:number-rows-repeated="5">
          <table:table-cell table:number-columns-repeated="10"/>
        </table:table-row>
        <table:table-row table:style-name="ro1">
          <table:table-cell office:value-type="string">
            <text:p>setuptime</text:p>
          </table:table-cell>
          <table:table-cell office:value-type="string">
            <text:p>komunikacja</text:p>
          </table:table-cell>
          <table:table-cell office:value-type="string">
            <text:p>beta</text:p>
          </table:table-cell>
          <table:table-cell office:value-type="string">
            <text:p>lacza</text:p>
          </table:table-cell>
          <table:table-cell table:number-columns-repeated="2"/>
          <table:table-cell office:value-type="string">
            <text:p>start komunikacji</text:p>
          </table:table-cell>
          <table:table-cell office:value-type="string">
            <text:p>koniec komunikacji</text:p>
          </table:table-cell>
          <table:table-cell office:value-type="string">
            <text:p>Koniec 2. komunikacji</text:p>
          </table:table-cell>
          <table:table-cell office:value-type="string">
            <text:p>koniec obliczeń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6"/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0.4">
            <text:p>10,4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l1</text:p>
          </table:table-cell>
          <table:table-cell office:value-type="float" office:value="4354">
            <text:p>4354</text:p>
          </table:table-cell>
          <table:table-cell office:value-type="float" office:value="1">
            <text:p>1</text:p>
          </table:table-cell>
          <table:table-cell table:formula="oooc:=[.H19]" office:value-type="float" office:value="0">
            <text:p>0</text:p>
          </table:table-cell>
          <table:table-cell table:formula="oooc:=[.G20]+[.A20]+[.B20]*[.C24]" office:value-type="float" office:value="9999.3">
            <text:p>9999,3</text:p>
          </table:table-cell>
          <table:table-cell table:formula="oooc:=[.G20]+[.A20]+[.B20]*[.C21]" office:value-type="float" office:value="9999.3">
            <text:p>9999,3</text:p>
          </table:table-cell>
          <table:table-cell table:formula="oooc:=[.G20]+[.A26]*[.E20]" office:value-type="float" office:value="28736.4">
            <text:p>28736,4</text:p>
          </table:table-cell>
        </table:table-row>
        <table:table-row table:style-name="ro2">
          <table:table-cell office:value-type="float" office:value="10.94">
            <text:p>10,94</text:p>
          </table:table-cell>
          <table:table-cell office:value-type="float" office:value="2.25">
            <text:p>2,25</text:p>
          </table:table-cell>
          <table:table-cell table:formula="oooc:=SUM([.E21:.E23])" office:value-type="float" office:value="2323">
            <text:p>2323</text:p>
          </table:table-cell>
          <table:table-cell office:value-type="string">
            <text:p>l2</text:p>
          </table:table-cell>
          <table:table-cell office:value-type="float" office:value="1419">
            <text:p>1419</text:p>
          </table:table-cell>
          <table:table-cell office:value-type="float" office:value="2">
            <text:p>2</text:p>
          </table:table-cell>
          <table:table-cell table:formula="oooc:=[.I20]" office:value-type="float" office:value="9999.3">
            <text:p>9999,3</text:p>
          </table:table-cell>
          <table:table-cell table:formula="oooc:=[.G21]+[.A20]+[.B21]*[.C22]" office:value-type="float" office:value="12043.7">
            <text:p>12043,7</text:p>
          </table:table-cell>
          <table:table-cell table:formula="oooc:=0" office:value-type="float" office:value="0">
            <text:p>0</text:p>
          </table:table-cell>
          <table:table-cell table:formula="oooc:=[.G21]+[.A26]*[.E21]*2" office:value-type="float" office:value="28730.1">
            <text:p>28730,1</text:p>
          </table:table-cell>
        </table:table-row>
        <table:table-row table:style-name="ro2">
          <table:table-cell table:number-columns-repeated="2"/>
          <table:table-cell table:formula="oooc:=SUM([.E22:.E23])" office:value-type="float" office:value="904">
            <text:p>904</text:p>
          </table:table-cell>
          <table:table-cell office:value-type="string">
            <text:p>l3</text:p>
          </table:table-cell>
          <table:table-cell office:value-type="float" office:value="611">
            <text:p>611</text:p>
          </table:table-cell>
          <table:table-cell office:value-type="float" office:value="3">
            <text:p>3</text:p>
          </table:table-cell>
          <table:table-cell table:formula="oooc:=[.H21]" office:value-type="float" office:value="12043.7">
            <text:p>12043,7</text:p>
          </table:table-cell>
          <table:table-cell table:formula="oooc:=[.G22]+[.A21]+[.B21]*[.C23]" office:value-type="float" office:value="12713.89">
            <text:p>12713,89</text:p>
          </table:table-cell>
          <table:table-cell table:formula="oooc:=0" office:value-type="float" office:value="0">
            <text:p>0</text:p>
          </table:table-cell>
          <table:table-cell table:formula="oooc:=[.G22]+[.A27]*[.E22]*4" office:value-type="float" office:value="28736.22">
            <text:p>28736,22</text:p>
          </table:table-cell>
        </table:table-row>
        <table:table-row table:style-name="ro2">
          <table:table-cell table:number-columns-repeated="2"/>
          <table:table-cell table:formula="oooc:=SUM([.E23])" office:value-type="float" office:value="293">
            <text:p>293</text:p>
          </table:table-cell>
          <table:table-cell office:value-type="string">
            <text:p>l4</text:p>
          </table:table-cell>
          <table:table-cell office:value-type="float" office:value="293">
            <text:p>293</text:p>
          </table:table-cell>
          <table:table-cell office:value-type="float" office:value="4">
            <text:p>4</text:p>
          </table:table-cell>
          <table:table-cell table:formula="oooc:=[.H22]" office:value-type="float" office:value="12713.89">
            <text:p>12713,89</text:p>
          </table:table-cell>
          <table:table-cell table:formula="oooc:=[.G23]" office:value-type="float" office:value="12713.89">
            <text:p>12713,89</text:p>
          </table:table-cell>
          <table:table-cell table:formula="oooc:=0" office:value-type="float" office:value="0">
            <text:p>0</text:p>
          </table:table-cell>
          <table:table-cell table:formula="oooc:=[.G23]+[.A27]*[.E23]*8" office:value-type="float" office:value="28723.41">
            <text:p>28723,41</text:p>
          </table:table-cell>
        </table:table-row>
        <table:table-row table:style-name="ro2">
          <table:table-cell table:number-columns-repeated="2"/>
          <table:table-cell table:formula="oooc:=SUM([.E24:.E26])" office:value-type="float" office:value="2323">
            <text:p>2323</text:p>
          </table:table-cell>
          <table:table-cell office:value-type="string">
            <text:p>l5</text:p>
          </table:table-cell>
          <table:table-cell office:value-type="float" office:value="1419">
            <text:p>1419</text:p>
          </table:table-cell>
          <table:table-cell office:value-type="float" office:value="5">
            <text:p>5</text:p>
          </table:table-cell>
          <table:table-cell table:formula="oooc:=[.H20]" office:value-type="float" office:value="9999.3">
            <text:p>9999,3</text:p>
          </table:table-cell>
          <table:table-cell table:formula="oooc:=[.G24]+[.A20]+[.B21]*[.C25]" office:value-type="float" office:value="12043.7">
            <text:p>12043,7</text:p>
          </table:table-cell>
          <table:table-cell table:formula="oooc:=0" office:value-type="float" office:value="0">
            <text:p>0</text:p>
          </table:table-cell>
          <table:table-cell table:formula="oooc:=[.G24]+[.A26]*[.E24]*2" office:value-type="float" office:value="28730.1">
            <text:p>28730,1</text:p>
          </table:table-cell>
        </table:table-row>
        <table:table-row table:style-name="ro2">
          <table:table-cell office:value-type="string">
            <text:p>obliczenia</text:p>
          </table:table-cell>
          <table:table-cell/>
          <table:table-cell table:formula="oooc:=SUM([.E25:.E26])" office:value-type="float" office:value="904">
            <text:p>904</text:p>
          </table:table-cell>
          <table:table-cell office:value-type="string">
            <text:p>l6</text:p>
          </table:table-cell>
          <table:table-cell office:value-type="float" office:value="611">
            <text:p>611</text:p>
          </table:table-cell>
          <table:table-cell office:value-type="float" office:value="6">
            <text:p>6</text:p>
          </table:table-cell>
          <table:table-cell table:formula="oooc:=[.H24]" office:value-type="float" office:value="12043.7">
            <text:p>12043,7</text:p>
          </table:table-cell>
          <table:table-cell table:formula="oooc:=[.G25]+[.A21]+[.B21]*[.C26]" office:value-type="float" office:value="12713.89">
            <text:p>12713,89</text:p>
          </table:table-cell>
          <table:table-cell table:formula="oooc:=0" office:value-type="float" office:value="0">
            <text:p>0</text:p>
          </table:table-cell>
          <table:table-cell table:formula="oooc:=[.G25]+[.E25]*[.A27]*4" office:value-type="float" office:value="28736.22">
            <text:p>28736,22</text:p>
          </table:table-cell>
        </table:table-row>
        <table:table-row table:style-name="ro2">
          <table:table-cell office:value-type="float" office:value="6.6">
            <text:p>6,6</text:p>
          </table:table-cell>
          <table:table-cell/>
          <table:table-cell table:formula="oooc:=[.E26]" office:value-type="float" office:value="293">
            <text:p>293</text:p>
          </table:table-cell>
          <table:table-cell office:value-type="string">
            <text:p>l7</text:p>
          </table:table-cell>
          <table:table-cell office:value-type="float" office:value="293">
            <text:p>293</text:p>
          </table:table-cell>
          <table:table-cell office:value-type="float" office:value="7">
            <text:p>7</text:p>
          </table:table-cell>
          <table:table-cell table:formula="oooc:=[.H25]" office:value-type="float" office:value="12713.89">
            <text:p>12713,89</text:p>
          </table:table-cell>
          <table:table-cell table:formula="oooc:=[.G26]" office:value-type="float" office:value="12713.89">
            <text:p>12713,89</text:p>
          </table:table-cell>
          <table:table-cell table:formula="oooc:=0" office:value-type="float" office:value="0">
            <text:p>0</text:p>
          </table:table-cell>
          <table:table-cell table:formula="oooc:=[.G26]+[.E26]*[.A27]*8" office:value-type="float" office:value="28723.41">
            <text:p>28723,41</text:p>
          </table:table-cell>
        </table:table-row>
        <table:table-row table:style-name="ro2">
          <table:table-cell office:value-type="float" office:value="6.83">
            <text:p>6,83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28736.4</text:p>
          </table:table-cell>
          <table:table-cell table:number-columns-repeated="5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5">05.12.2008</text:date>, <text:time>23:36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ux.pl/2.3.1$Linux OpenOffice.org_project/680m9$Build-29238</meta:generator>
    <meta:initial-creator>Szymon Francuzik</meta:initial-creator>
    <meta:creation-date>2008-12-05T22:32:52</meta:creation-date>
    <dc:creator>Szymon Francuzik</dc:creator>
    <dc:date>2008-12-05T23:36:04</dc:date>
    <meta:editing-cycles>3</meta:editing-cycles>
    <meta:editing-duration>PT1H3M12S</meta:editing-duration>
    <meta:user-defined meta:name="Info 1"/>
    <meta:user-defined meta:name="Info 2"/>
    <meta:user-defined meta:name="Info 3"/>
    <meta:user-defined meta:name="Info 4"/>
    <meta:document-statistic meta:table-count="3" meta:cell-count="150"/>
  </office:meta>
</office:document-meta>
</file>